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T3" style:parent-style-name="Standardstycketeckensnitt" style:family="text">
      <style:text-properties style:use-window-font-color="true" fo:font-size="20pt" style:font-size-asian="20pt" style:font-size-complex="20pt"/>
    </style:style>
    <style:style style:name="P4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/>
    </style:style>
    <style:style style:name="P10" style:parent-style-name="Ingetavstånd" style:family="paragraph">
      <style:text-properties fo:font-size="14pt" style:font-size-asian="14pt" style:font-size-complex="14pt"/>
    </style:style>
    <style:style style:name="P11" style:parent-style-name="Ingetavstånd" style:family="paragraph">
      <style:text-properties fo:font-size="14pt" style:font-size-asian="14pt" style:font-size-complex="14pt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size="14pt" style:font-size-asian="14pt" style:font-size-complex="14pt" fo:language="en" fo:country="US"/>
    </style:style>
    <style:style style:name="P14" style:parent-style-name="Ingetavstånd" style:family="paragraph">
      <style:text-properties fo:font-size="14pt" style:font-size-asian="14pt" style:font-size-complex="14pt" fo:language="en" fo:country="US"/>
    </style:style>
    <style:style style:name="P15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6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>
      <style:text-properties fo:font-size="14pt" style:font-size-asian="14pt" style:font-size-complex="14pt" fo:language="en" fo:country="US"/>
    </style:style>
    <style:style style:name="P19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20" style:parent-style-name="Ingetavstånd" style:family="paragraph">
      <style:text-properties fo:font-size="14pt" style:font-size-asian="14pt" style:font-size-complex="14pt" fo:language="en" fo:country="US"/>
    </style:style>
    <style:style style:name="P21" style:parent-style-name="Ingetavstånd" style:family="paragraph">
      <style:text-properties fo:font-size="14pt" style:font-size-asian="14pt" style:font-size-complex="14pt" fo:language="en" fo:country="US"/>
    </style:style>
    <style:style style:name="P22" style:parent-style-name="Ingetavstånd" style:family="paragraph">
      <style:text-properties fo:font-size="14pt" style:font-size-asian="14pt" style:font-size-complex="14pt" fo:language="en" fo:country="US"/>
    </style:style>
    <style:style style:name="P23" style:parent-style-name="Ingetavstånd" style:family="paragraph">
      <style:text-properties fo:font-size="14pt" style:font-size-asian="14pt" style:font-size-complex="14pt" fo:language="en" fo:country="US"/>
    </style:style>
    <style:style style:name="P24" style:parent-style-name="Ingetavstånd" style:family="paragraph">
      <style:text-properties fo:font-size="14pt" style:font-size-asian="14pt" style:font-size-complex="14pt" fo:language="en" fo:country="US"/>
    </style:style>
    <style:style style:name="P25" style:parent-style-name="Ingetavstånd" style:family="paragraph">
      <style:text-properties fo:font-size="14pt" style:font-size-asian="14pt" style:font-size-complex="14pt" fo:language="en" fo:country="US"/>
    </style:style>
    <style:style style:name="P26" style:parent-style-name="Ingetavstånd" style:family="paragraph">
      <style:text-properties fo:font-size="14pt" style:font-size-asian="14pt" style:font-size-complex="14pt" fo:language="en" fo:country="US"/>
    </style:style>
    <style:style style:name="P27" style:parent-style-name="Ingetavstånd" style:family="paragraph">
      <style:text-properties fo:font-size="14pt" style:font-size-asian="14pt" style:font-size-complex="14pt" fo:language="en" fo:country="US"/>
    </style:style>
    <style:style style:name="P28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29" style:parent-style-name="Ingetavstånd" style:family="paragraph"/>
    <style:style style:name="T30" style:parent-style-name="Standardstycketeckensnitt" style:family="text">
      <style:text-properties fo:font-size="14pt" style:font-size-asian="14pt" style:font-size-complex="14pt" fo:language="en" fo:country="US"/>
    </style:style>
    <style:style style:name="P31" style:parent-style-name="Ingetavstånd" style:family="paragraph">
      <style:paragraph-properties fo:margin-left="0.5in">
        <style:tab-stops/>
      </style:paragraph-properties>
    </style:style>
    <style:style style:name="T32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3</text:span><text:span text:style-name="T3"><text:s/>Kyu</text:span></text:h>
      <text:p text:style-name="Normal"/>
      <text:p text:style-name="Normal"/>
      <text:p text:style-name="P4">Hitoriwaza</text:p>
      <text:p text:style-name="P5"/>
      <text:list text:style-name="LFO1" text:continue-numbering="true">
        <text:list-item>
          <text:p text:style-name="P6">Koteoroshi Undo</text:p>
        </text:list-item>
        <text:list-item>
          <text:p text:style-name="P7">Sankyo Undo</text:p>
        </text:list-item>
        <text:list-item>
          <text:p text:style-name="P8">Nikyo Undo</text:p>
        </text:list-item>
        <text:list-item>
          <text:p text:style-name="P9">Tekubikosa Undo</text:p>
        </text:list-item>
        <text:list-item>
          <text:p text:style-name="P10">Hanmi-Gyakuhanmi Undo<text:s/></text:p>
        </text:list-item>
        <text:list-item>
          <text:p text:style-name="P11">Ushirotori Undo</text:p>
        </text:list-item>
        <text:list-item>
          <text:p text:style-name="P12">UshiroTekubitori Zenshin Undo</text:p>
        </text:list-item>
        <text:list-item>
          <text:p text:style-name="P13">UshiroTekubitori Koshin Undo</text:p>
        </text:list-item>
        <text:list-item>
          <text:p text:style-name="P14">Shikko<text:s/>backward</text:p>
        </text:list-item>
      </text:list>
      <text:p text:style-name="P15"/>
      <text:p text:style-name="P16">Kumiwaza/Tsuzukiwaza</text:p>
      <text:p text:style-name="P17"/>
      <text:list text:style-name="LFO2" text:continue-numbering="true">
        <text:list-item>
          <text:p text:style-name="P18">Jo and Jo:<text:s/></text:p>
        </text:list-item>
      </text:list>
      <text:p text:style-name="P19">Shomenuchi, Yokomenuchi, Yokobarai, Douchi, Ashiuchi</text:p>
      <text:list text:style-name="LFO3" text:continue-numbering="true">
        <text:list-item>
          <text:p text:style-name="P20">Katatedori Kokyunage Irimi</text:p>
        </text:list-item>
        <text:list-item>
          <text:p text:style-name="P21">Katatedori Kokyunage (get rid)</text:p>
        </text:list-item>
        <text:list-item>
          <text:p text:style-name="P22">Yokomenuchi Kokyunage</text:p>
        </text:list-item>
        <text:list-item>
          <text:p text:style-name="P23">Katatedori Shihonage (irimi/tenchin)</text:p>
        </text:list-item>
        <text:list-item>
          <text:p text:style-name="P24">Yokomenuchi Shihonage: (t-i, t-t, i-i,<text:s/>i-t)</text:p>
        </text:list-item>
        <text:list-item>
          <text:p text:style-name="P25">Ryotedori Zemponage</text:p>
        </text:list-item>
        <text:list-item>
          <text:p text:style-name="P26">Ushirodori Zemponage</text:p>
        </text:list-item>
        <text:list-item>
          <text:p text:style-name="P27">Tantodori:<text:s/></text:p>
        </text:list-item>
      </text:list>
      <text:p text:style-name="P28">Munetsuki Koteoroshi</text:p>
      <text:list text:style-name="LFO3" text:continue-numbering="true">
        <text:list-item>
          <text:p text:style-name="P29"><text:span text:style-name="T30">Bokkendori:<text:s/></text:span></text:p>
        </text:list-item>
      </text:list>
      <text:p text:style-name="P31"><text:span text:style-name="T32">Shomenuchi Kokyun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09:00Z</meta:creation-date>
    <dc:date>2011-12-04T08:23:00Z</dc:date>
    <meta:template xlink:href="Normal" xlink:type="simple"/>
    <meta:editing-cycles>5</meta:editing-cycles>
    <meta:editing-duration>PT900S</meta:editing-duration>
    <meta:document-statistic meta:page-count="1" meta:paragraph-count="1" meta:word-count="86" meta:character-count="545" meta:row-count="3" meta:non-whitespace-character-count="460"/>
  </office:meta>
</office:document-meta>
</file>